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2.3417in"/>
    </style:style>
    <style:style style:name="co5" style:family="table-column">
      <style:table-column-properties fo:break-before="auto" style:column-width="2.5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4" table:default-cell-style-name="ce11"/>
        <table:table-column table:style-name="co5" table:default-cell-style-name="ce11"/>
        <table:table-column table:style-name="co2" table:number-columns-repeated="248" table:default-cell-style-name="ce11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15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LTC244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LTC244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SSOP16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$11.18 Digi-Key LTC2440CGN#PBF-N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24bit AD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mirage335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 office:value-type="string">
            <text:p>MIT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 office:value-type="string">
            <text:p>MIT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table:formula="of:=[.A58]" office:value-type="float" office:value="2">
            <text:p>2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table:formula="of:=[.A59]" office:value-type="float" office:value="3">
            <text:p>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Ref+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table:formula="of:=[.A60]" office:value-type="float" office:value="4">
            <text:p>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Ref-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table:formula="of:=[.A61]" office:value-type="float" office:value="1">
            <text:p>1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8">
            <text:p>8</text:p>
          </table:table-cell>
          <table:table-cell table:style-name="Default" table:formula="of:=[.A62]" office:value-type="float" office:value="8">
            <text:p>8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9">
            <text:p>9</text:p>
          </table:table-cell>
          <table:table-cell table:style-name="Default" table:formula="of:=[.A63]" office:value-type="float" office:value="9">
            <text:p>9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6">
            <text:p>16</text:p>
          </table:table-cell>
          <table:table-cell table:style-name="Default" table:formula="of:=[.A64]" office:value-type="float" office:value="16">
            <text:p>16</text:p>
          </table:table-cell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table:formula="of:=[.A65]" office:value-type="float" office:value="10">
            <text:p>10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EXT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5">
            <text:p>5</text:p>
          </table:table-cell>
          <table:table-cell table:style-name="Default" table:formula="of:=[.A66]" office:value-type="float" office:value="5">
            <text:p>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In+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6">
            <text:p>6</text:p>
          </table:table-cell>
          <table:table-cell table:style-name="Default" table:formula="of:=[.A67]" office:value-type="float" office:value="6">
            <text:p>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In-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7">
            <text:p>7</text:p>
          </table:table-cell>
          <table:table-cell table:style-name="Default" table:formula="of:=[.A68]" office:value-type="float" office:value="7">
            <text:p>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DI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1">
            <text:p>11</text:p>
          </table:table-cell>
          <table:table-cell table:style-name="Default" table:formula="of:=[.A69]" office:value-type="float" office:value="11">
            <text:p>11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S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2">
            <text:p>12</text:p>
          </table:table-cell>
          <table:table-cell table:style-name="Default" table:formula="of:=[.A70]" office:value-type="float" office:value="12">
            <text:p>1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DO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3">
            <text:p>13</text:p>
          </table:table-cell>
          <table:table-cell table:style-name="Default" table:formula="of:=[.A71]" office:value-type="float" office:value="13">
            <text:p>1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CK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 table:formula="of:=[.A72]" office:value-type="float" office:value="15">
            <text:p>1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BUSY</text:p>
          </table:table-cell>
          <table:table-cell table:style-name="ce13" table:number-columns-repeated="249"/>
        </table:table-row>
        <table:table-row table:style-name="ro2">
          <table:table-cell table:style-name="Default" office:value-type="float" office:value="14">
            <text:p>14</text:p>
          </table:table-cell>
          <table:table-cell table:style-name="Default" table:formula="of:=[.A73]" office:value-type="float" office:value="14">
            <text:p>1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f0</text:p>
          </table:table-cell>
          <table:table-cell table:style-name="ce13" table:number-columns-repeated="249"/>
        </table:table-row>
        <table:table-row table:style-name="ro2" table:number-rows-repeated="2">
          <table:table-cell table:style-name="Default" table:number-columns-repeated="256"/>
        </table:table-row>
        <table:table-row table:style-name="ro2" table:number-rows-repeated="73">
          <table:table-cell table:style-name="Default" table:number-columns-repeated="7"/>
          <table:table-cell table:style-name="ce13" table:number-columns-repeated="249"/>
        </table:table-row>
        <table:table-row table:style-name="ro1" table:number-rows-repeated="3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00:15: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4-10T19:33:07</meta:creation-date>
    <dc:date>2013-06-26T00:47:53</dc:date>
    <dc:language>de-DE</dc:language>
    <meta:editing-cycles>47</meta:editing-cycles>
    <meta:editing-duration>PT4H59M50S</meta:editing-duration>
    <meta:document-statistic meta:table-count="3" meta:cell-count="181" meta:object-count="0"/>
    <meta:user-defined meta:name="Info 1"/>
    <meta:user-defined meta:name="Info 2"/>
    <meta:user-defined meta:name="Info 3"/>
    <meta:user-defined meta:name="Info 4"/>
  </office:meta>
</office:document-meta>
</file>